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heavy" svg:font-family="'Helvetica heavy'"/>
    <style:font-face style:name="Helvetica light" svg:font-family="'Helvetica light'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6pt" fo:font-weight="bold" officeooo:rsid="0006a1f1" officeooo:paragraph-rsid="0006a1f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6pt" style:text-underline-style="none" fo:font-weight="bold" officeooo:rsid="0014ce25" officeooo:paragraph-rsid="0014ce2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size="12pt" fo:font-weight="bold" officeooo:rsid="0007c4b7" officeooo:paragraph-rsid="0007c4b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size="12pt" fo:font-weight="bold" officeooo:rsid="000e1e81" officeooo:paragraph-rsid="000e1e8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 Light" fo:font-size="12pt" fo:font-weight="normal" officeooo:rsid="00117333" officeooo:paragraph-rsid="0011733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 Light" fo:font-size="12pt" fo:font-weight="normal" officeooo:rsid="0014ce25" officeooo:paragraph-rsid="0014ce25" style:font-size-asian="10.5pt" style:font-weight-asian="normal" style:font-size-complex="12pt" style:font-weight-complex="normal"/>
    </style:style>
    <style:style style:name="T1" style:family="text">
      <style:text-properties officeooo:rsid="000c7217"/>
    </style:style>
    <style:style style:name="T2" style:family="text">
      <style:text-properties officeooo:rsid="000ff0ce"/>
    </style:style>
    <style:style style:name="T3" style:family="text">
      <style:text-properties officeooo:rsid="0014c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tro-Fiasco</text:p>
      <text:p text:style-name="P6">A Space Adventure</text:p>
      <text:p text:style-name="P3"/>
      <text:p text:style-name="P5">In <text:span text:style-name="T3">Astro-Fiasco</text:span> you play as a small, 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heavy" svg:font-family="'Helvetica heavy'"/>
    <style:font-face style:name="Helvetica light" svg:font-family="'Helvetica light'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2:08:49.663000000</meta:creation-date>
    <dc:date>2018-01-08T13:26:17.849000000</dc:date>
    <meta:editing-duration>PT57M1S</meta:editing-duration>
    <meta:editing-cycles>9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3" meta:word-count="11" meta:character-count="66" meta:non-whitespace-character-count="57"/>
  </office:meta>
</office:document-meta>
</file>